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llowEtagHeaderFilterTests.filter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hallowEtagHeaderFilterTests.filterSen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hallowEtagHeaderFilterTests.filterSend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hallowEtagHeaderFilterTests.filterMatchWeak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hallowEtagHeaderFilterTests.filter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hallowEtagHeaderFilterTests.filterWriterWithDisabledCa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hallowEtagHeaderFilterTests.filterSend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hallowEtagHeaderFilterTests.isEligibleFor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hallowEtagHeaderFilterTests.filterNoMatchWeak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hallowEtagHeaderFilterTests.filter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hallowEtagHeaderFilterTests.filterFlush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